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nos" svg:font-family="Tinos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0.9cm"/>
    </style:style>
    <style:style style:name="Tabela1.B" style:family="table-column">
      <style:table-column-properties style:column-width="5.609cm"/>
    </style:style>
    <style:style style:name="Tabela1.D" style:family="table-column">
      <style:table-column-properties style:column-width="9.604cm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0.9cm"/>
    </style:style>
    <style:style style:name="Tabela2.B" style:family="table-column">
      <style:table-column-properties style:column-width="5.609cm"/>
    </style:style>
    <style:style style:name="Tabela2.D" style:family="table-column">
      <style:table-column-properties style:column-width="9.604cm"/>
    </style:style>
    <style:style style:name="Tabela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Tinos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nos" fo:font-size="12pt" fo:font-weight="bold" officeooo:paragraph-rsid="001285f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nos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nos" fo:font-size="11pt" fo:font-weight="bold" officeooo:paragraph-rsid="001285f7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nos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nos" fo:font-size="11pt" fo:font-weight="bold" officeooo:paragraph-rsid="001285f7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nos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nos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nos" fo:font-size="11pt" fo:font-weight="normal" officeooo:paragraph-rsid="000f4087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nos" fo:font-size="11pt" fo:font-weight="normal" officeooo:paragraph-rsid="001285f7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nos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nos" fo:font-size="11pt" fo:font-weight="normal" officeooo:paragraph-rsid="000e61f7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nos" fo:font-size="11pt" fo:font-weight="normal" officeooo:paragraph-rsid="001285f7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nos" fo:font-size="11pt" fo:font-weight="normal" officeooo:rsid="000e61f7" officeooo:paragraph-rsid="000e61f7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nos" fo:font-size="11pt" fo:font-weight="normal" officeooo:rsid="000e61f7" officeooo:paragraph-rsid="001285f7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Tinos" fo:font-size="11pt" fo:font-weight="normal" officeooo:rsid="000e61f7" officeooo:paragraph-rsid="000e61f7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Tinos" fo:font-size="11pt" fo:font-weight="normal" officeooo:rsid="000e61f7" officeooo:paragraph-rsid="001285f7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nos" fo:font-size="11pt" officeooo:paragraph-rsid="000f4087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Tinos" fo:font-size="10.5pt" fo:font-weight="bold" officeooo:rsid="000f4087" officeooo:paragraph-rsid="000f4087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nos" fo:font-size="10.5pt" fo:font-weight="bold" officeooo:rsid="000f4087" officeooo:paragraph-rsid="001285f7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nos" fo:font-size="10.5pt" fo:font-weight="bold" officeooo:rsid="001092ca" officeooo:paragraph-rsid="001285f7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Tinos" fo:font-size="10.5pt" fo:font-weight="normal" officeooo:paragraph-rsid="000e61f7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text-align="end" style:justify-single-word="false"/>
      <style:text-properties style:font-name="Tinos" fo:font-size="10.5pt" fo:font-weight="normal" officeooo:paragraph-rsid="001285f7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nos" fo:font-size="10.5pt" fo:font-weight="normal" officeooo:paragraph-rsid="000e61f7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nos" fo:font-size="10.5pt" fo:font-weight="normal" officeooo:paragraph-rsid="001285f7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nos" fo:font-size="10.5pt" fo:font-weight="normal" officeooo:rsid="000e61f7" officeooo:paragraph-rsid="000e61f7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inos" fo:font-size="10.5pt" fo:font-weight="normal" officeooo:rsid="000e61f7" officeooo:paragraph-rsid="001285f7" style:font-size-asian="10.5pt" style:font-weight-asian="normal" style:font-size-complex="10.5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Tinos" fo:font-size="10.5pt" fo:font-weight="normal" officeooo:rsid="000d7ffb" officeooo:paragraph-rsid="000e61f7" style:font-size-asian="10.5pt" style:font-weight-asian="normal" style:font-size-complex="10.5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nos" fo:font-size="10.5pt" fo:font-weight="normal" officeooo:rsid="000d7ffb" officeooo:paragraph-rsid="001285f7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nos"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0d7ffb"/>
    </style:style>
    <style:style style:name="T2" style:family="text">
      <style:text-properties officeooo:rsid="000e61f7"/>
    </style:style>
    <style:style style:name="T3" style:family="text">
      <style:text-properties officeooo:rsid="000f40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NISTÉRIO DA DEFESA </text:p>
      <text:p text:style-name="P3">EXÉRCITO BRASILEIRO</text:p>
      <text:p text:style-name="P3">HOSPITAL DE GUARNIÇÃO DE MARABÁ</text:p>
      <text:p text:style-name="P3"/>
      <text:p text:style-name="P1">Atestado Médico</text:p>
      <text:p text:style-name="P5"/>
      <text:p text:style-name="P9">Convém dispensar o militar________________________________________________, <text:s/>por um per<text:span text:style-name="T3">í</text:span>odo de ___________( <text:s text:c="2"/>) dia <text:span text:style-name="T3">(</text:span>s<text:span text:style-name="T3">) </text:span>por motivo de tratamento médico da (s) atividade (s) abaixo relacionad<text:span text:style-name="T3">a</text:span> <text:span text:style-name="T2">(s)</text:span>: <text:s/>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D"/>
        <table:table-row>
          <table:table-cell table:style-name="Tabela1.A1" office:value-type="string">
            <text:p text:style-name="P16">( <text:s text:c="2"/>)</text:p>
          </table:table-cell>
          <table:table-cell table:style-name="Tabela1.A1" office:value-type="string">
            <text:p text:style-name="P12">TFM</text:p>
          </table:table-cell>
          <table:table-cell table:style-name="Tabela1.A1" office:value-type="string">
            <text:p text:style-name="P16">( <text:s text:c="2"/>)</text:p>
          </table:table-cell>
          <table:table-cell table:style-name="Tabela1.A1" office:value-type="string">
            <text:p text:style-name="P12">Marcha</text:p>
          </table:table-cell>
        </table:table-row>
        <table:table-row>
          <table:table-cell table:style-name="Tabela1.A1" office:value-type="string">
            <text:p text:style-name="P16">( <text:s text:c="2"/>)</text:p>
          </table:table-cell>
          <table:table-cell table:style-name="Tabela1.A1" office:value-type="string">
            <text:p text:style-name="P12">TAF</text:p>
          </table:table-cell>
          <table:table-cell table:style-name="Tabela1.A1" office:value-type="string">
            <text:p text:style-name="P16">( <text:s text:c="2"/>)</text:p>
          </table:table-cell>
          <table:table-cell table:style-name="Tabela1.A1" office:value-type="string">
            <text:p text:style-name="P12">Formatura<text:span text:style-name="T2">s</text:span></text:p>
          </table:table-cell>
        </table:table-row>
        <table:table-row>
          <table:table-cell table:style-name="Tabela1.A1" office:value-type="string">
            <text:p text:style-name="P16">( <text:s text:c="2"/>)</text:p>
          </table:table-cell>
          <table:table-cell table:style-name="Tabela1.A1" office:value-type="string">
            <text:p text:style-name="P12">TAT</text:p>
          </table:table-cell>
          <table:table-cell table:style-name="Tabela1.A1" office:value-type="string">
            <text:p text:style-name="P16">( <text:s text:c="2"/>)</text:p>
          </table:table-cell>
          <table:table-cell table:style-name="Tabela1.A1" office:value-type="string">
            <text:p text:style-name="P12">Uso do coturno</text:p>
          </table:table-cell>
        </table:table-row>
        <table:table-row>
          <table:table-cell table:style-name="Tabela1.A1" office:value-type="string">
            <text:p text:style-name="P16">( <text:s text:c="2"/>)</text:p>
          </table:table-cell>
          <table:table-cell table:style-name="Tabela1.A1" office:value-type="string">
            <text:p text:style-name="P12">Serviço <text:s/>armado</text:p>
          </table:table-cell>
          <table:table-cell table:style-name="Tabela1.A1" office:value-type="string">
            <text:p text:style-name="P16">( <text:s text:c="2"/>)</text:p>
          </table:table-cell>
          <table:table-cell table:style-name="Tabela1.A1" office:value-type="string">
            <text:p text:style-name="P12">Serviço desarmado</text:p>
          </table:table-cell>
        </table:table-row>
        <table:table-row>
          <table:table-cell table:style-name="Tabela1.A1" office:value-type="string">
            <text:p text:style-name="P16">( <text:s text:c="2"/>)</text:p>
          </table:table-cell>
          <table:table-cell table:style-name="Tabela1.A1" office:value-type="string">
            <text:p text:style-name="P14">Convalescer na residência</text:p>
          </table:table-cell>
          <table:table-cell table:style-name="Tabela1.A1" office:value-type="string">
            <text:p text:style-name="P16">( <text:s text:c="2"/>)</text:p>
          </table:table-cell>
          <table:table-cell table:style-name="Tabela1.A1" office:value-type="string">
            <text:p text:style-name="P14">Outros__________________________________</text:p>
          </table:table-cell>
        </table:table-row>
      </table:table>
      <text:p text:style-name="P11"/>
      <text:p text:style-name="P19"/>
      <text:p text:style-name="P19"/>
      <text:p text:style-name="P22"><text:span text:style-name="T2">Marabá ___/___/20</text:span><text:span text:style-name="T1">2__</text:span></text:p>
      <text:p text:style-name="P24"/>
      <text:p text:style-name="P28">_________________________</text:p>
      <text:p text:style-name="P26"><text:span text:style-name="T1">A</text:span>ssinatura Médic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/>
      <text:p text:style-name="P18"/>
      <text:p text:style-name="P4">MINISTÉRIO DA DEFESA </text:p>
      <text:p text:style-name="P4">EXÉRCITO BRASILEIRO</text:p>
      <text:p text:style-name="P4">HOSPITAL DE GUARNIÇÃO DE MARABÁ</text:p>
      <text:p text:style-name="P4"/>
      <text:p text:style-name="P2">Atestado Médico</text:p>
      <text:p text:style-name="P6"/>
      <text:p text:style-name="P10">Convém dispensar o militar________________________________________________, <text:s/>por um per<text:span text:style-name="T3">í</text:span>odo de ___________( <text:s text:c="2"/>) dia <text:span text:style-name="T3">(</text:span>s<text:span text:style-name="T3">) </text:span>por motivo de tratamento médico da (s) atividade (s) abaixo relacionad<text:span text:style-name="T3">a</text:span> <text:span text:style-name="T2">(s)</text:span>: <text:s/></text:p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D"/>
        <table:table-row>
          <table:table-cell table:style-name="Tabela2.A1" office:value-type="string">
            <text:p text:style-name="P17">( <text:s text:c="2"/>)</text:p>
          </table:table-cell>
          <table:table-cell table:style-name="Tabela2.A1" office:value-type="string">
            <text:p text:style-name="P13">TFM</text:p>
          </table:table-cell>
          <table:table-cell table:style-name="Tabela2.A1" office:value-type="string">
            <text:p text:style-name="P17">( <text:s text:c="2"/>)</text:p>
          </table:table-cell>
          <table:table-cell table:style-name="Tabela2.A1" office:value-type="string">
            <text:p text:style-name="P13">Marcha</text:p>
          </table:table-cell>
        </table:table-row>
        <table:table-row>
          <table:table-cell table:style-name="Tabela2.A1" office:value-type="string">
            <text:p text:style-name="P17">( <text:s text:c="2"/>)</text:p>
          </table:table-cell>
          <table:table-cell table:style-name="Tabela2.A1" office:value-type="string">
            <text:p text:style-name="P13">TAF</text:p>
          </table:table-cell>
          <table:table-cell table:style-name="Tabela2.A1" office:value-type="string">
            <text:p text:style-name="P17">( <text:s text:c="2"/>)</text:p>
          </table:table-cell>
          <table:table-cell table:style-name="Tabela2.A1" office:value-type="string">
            <text:p text:style-name="P13">Formatura<text:span text:style-name="T2">s</text:span></text:p>
          </table:table-cell>
        </table:table-row>
        <table:table-row>
          <table:table-cell table:style-name="Tabela2.A1" office:value-type="string">
            <text:p text:style-name="P17">( <text:s text:c="2"/>)</text:p>
          </table:table-cell>
          <table:table-cell table:style-name="Tabela2.A1" office:value-type="string">
            <text:p text:style-name="P13">TAT</text:p>
          </table:table-cell>
          <table:table-cell table:style-name="Tabela2.A1" office:value-type="string">
            <text:p text:style-name="P17">( <text:s text:c="2"/>)</text:p>
          </table:table-cell>
          <table:table-cell table:style-name="Tabela2.A1" office:value-type="string">
            <text:p text:style-name="P13">Uso do coturno</text:p>
          </table:table-cell>
        </table:table-row>
        <table:table-row>
          <table:table-cell table:style-name="Tabela2.A1" office:value-type="string">
            <text:p text:style-name="P17">( <text:s text:c="2"/>)</text:p>
          </table:table-cell>
          <table:table-cell table:style-name="Tabela2.A1" office:value-type="string">
            <text:p text:style-name="P13">Serviço <text:s/>armado</text:p>
          </table:table-cell>
          <table:table-cell table:style-name="Tabela2.A1" office:value-type="string">
            <text:p text:style-name="P17">( <text:s text:c="2"/>)</text:p>
          </table:table-cell>
          <table:table-cell table:style-name="Tabela2.A1" office:value-type="string">
            <text:p text:style-name="P13">Serviço desarmado</text:p>
          </table:table-cell>
        </table:table-row>
        <table:table-row>
          <table:table-cell table:style-name="Tabela2.A1" office:value-type="string">
            <text:p text:style-name="P17">( <text:s text:c="2"/>)</text:p>
          </table:table-cell>
          <table:table-cell table:style-name="Tabela2.A1" office:value-type="string">
            <text:p text:style-name="P15">Convalescer na residência</text:p>
          </table:table-cell>
          <table:table-cell table:style-name="Tabela2.A1" office:value-type="string">
            <text:p text:style-name="P17">( <text:s text:c="2"/>)</text:p>
          </table:table-cell>
          <table:table-cell table:style-name="Tabela2.A1" office:value-type="string">
            <text:p text:style-name="P15">Outros__________________________________</text:p>
          </table:table-cell>
        </table:table-row>
      </table:table>
      <text:p text:style-name="P13"/>
      <text:p text:style-name="P21"/>
      <text:p text:style-name="P20"/>
      <text:p text:style-name="P23"><text:span text:style-name="T2">Marabá ___/___/20</text:span><text:span text:style-name="T1">2__</text:span></text:p>
      <text:p text:style-name="P25"/>
      <text:p text:style-name="P29">_________________________</text:p>
      <text:p text:style-name="P27"><text:span text:style-name="T1">A</text:span>ssinatura Médic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nos" svg:font-family="Tino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ejaVu Sans" style:font-size-asian="12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DejaVu Sans" style:font-size-asian="12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529cm" fo:margin-bottom="1.17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4-29T08:35:39</meta:creation-date>
    <meta:editing-duration>PT12H32M25S</meta:editing-duration>
    <meta:editing-cycles>14</meta:editing-cycles>
    <meta:generator>LibreOffice/7.6.6.3$Linux_X86_64 LibreOffice_project/60$Build-3</meta:generator>
    <dc:date>2024-10-28T13:09:10.974522108</dc:date>
    <meta:print-date>2024-10-28T11:05:19.401023111</meta:print-date>
    <meta:document-statistic meta:table-count="2" meta:image-count="0" meta:object-count="0" meta:page-count="1" meta:paragraph-count="56" meta:word-count="154" meta:character-count="1064" meta:non-whitespace-character-count="912"/>
  </office:meta>
</office:document-meta>
</file>